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50000030CE176E91B276BCFB4.png" manifest:media-type="image/png"/>
  <manifest:file-entry manifest:full-path="Pictures/100000000000055E000003155470095FAAA32AAD.png" manifest:media-type="image/png"/>
  <manifest:file-entry manifest:full-path="Pictures/100000000000040D00000315205DB0EF4160D9FE.png" manifest:media-type="image/png"/>
  <manifest:file-entry manifest:full-path="Pictures/100000000000042400000353A3D3CA5197C172DC.png" manifest:media-type="image/png"/>
  <manifest:file-entry manifest:full-path="Pictures/100000000000041F0000032E103715149A514C41.png" manifest:media-type="image/png"/>
  <manifest:file-entry manifest:full-path="Pictures/1000000000000416000002F18B10B05D14286E31.png" manifest:media-type="image/png"/>
  <manifest:file-entry manifest:full-path="Pictures/1000000000000500000002D076071E6F258BB8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0.546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Von Tobias Lehninger</text:p>
          </draw:text-box>
        </draw:frame>
        <draw:frame draw:style-name="gr1" draw:text-style-name="P2" draw:layer="layout" svg:width="7.62cm" svg:height="4.286cm" svg:x="10.16cm" svg:y="1.27cm">
          <draw:image xlink:href="Pictures/1000000000000500000002D076071E6F258BB8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1.877cm" svg:height="15.749cm" svg:x="3.071cm" svg:y="-0.024cm">
          <draw:image xlink:href="Pictures/1000000000000416000002F18B10B05D14286E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412cm" svg:height="15.749cm" svg:x="3.804cm" svg:y="-0.002cm">
          <draw:image xlink:href="Pictures/100000000000041F0000032E103715149A514C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9.617cm" svg:height="15.749cm" svg:x="4.201cm" svg:y="-0.002cm">
          <draw:image xlink:href="Pictures/100000000000042400000353A3D3CA5197C172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698cm" svg:height="15.749cm" svg:x="4.067cm" svg:y="0.126cm">
          <draw:image xlink:href="Pictures/100000000000040D00000315205DB0EF4160D9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426cm" svg:height="15.749cm" svg:x="0.514cm" svg:y="0.001cm">
          <draw:image xlink:href="Pictures/100000000000055E000003155470095FAAA32A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`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885cm" svg:height="15.749cm" svg:x="0.055cm" svg:y="0.126cm">
          <draw:image xlink:href="Pictures/10000000000005650000030CE176E91B276BCF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19:57:01.643379139</meta:creation-date>
    <dc:date>2022-06-30T20:28:06.010233682</dc:date>
    <meta:editing-duration>PT1M35S</meta:editing-duration>
    <meta:editing-cycles>1</meta:editing-cycles>
    <meta:document-statistic meta:object-count="56"/>
    <meta:generator>LibreOffice/7.2.7.2$Linux_X86_64 LibreOffice_project/20$Build-2</meta:generator>
  </office:meta>
</office:document-meta>
</file>